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73cm" fo:margin-left="1.254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4.471cm"/>
    </style:style>
    <style:style style:name="Tabela1.C" style:family="table-column">
      <style:table-column-properties style:column-width="5.29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text-properties officeooo:rsid="0002d5c0" officeooo:paragraph-rsid="0002d5c0"/>
    </style:style>
    <style:style style:name="P4" style:family="paragraph" style:parent-style-name="Text_20_body">
      <style:text-properties officeooo:rsid="0009a0d2" officeooo:paragraph-rsid="0009a0d2"/>
    </style:style>
    <style:style style:name="T1" style:family="text">
      <style:text-properties officeooo:rsid="0007b8ec"/>
    </style:style>
    <style:style style:name="T2" style:family="text">
      <style:text-properties officeooo:rsid="0009d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25e83d-7fff-b19e-dcab-1c60b1a48fcf"/>Trabalho Alisson</text:p>
      <text:p text:style-name="P3">Nome: <text:span text:style-name="T1">Cristian de Biasi</text:span>, R.A: 00<text:span text:style-name="T1">7035</text:span></text:p>
      <text:p text:style-name="P3">Link github: <text:span text:style-name="T2">https://github.com/CristianBiasi/MateriasFaculdade/tree/main/2024/3b/EstruturaDados/trabalho2</text:span></text:p>
      <text:p text:style-name="P4"/>
      <text:p text:style-name="P3">Comparação de dos algorítimos de ordenaç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Algoritmo</text:p>
          </table:table-cell>
          <table:table-cell table:style-name="Tabela1.A1" office:value-type="string">
            <text:p text:style-name="P2">Tempo de execução</text:p>
          </table:table-cell>
          <table:table-cell table:style-name="Tabela1.A1" office:value-type="string">
            <text:p text:style-name="P2">Número de comparações</text:p>
          </table:table-cell>
        </table:table-row>
        <table:table-row>
          <table:table-cell table:style-name="Tabela1.A1" office:value-type="string">
            <text:p text:style-name="P2">Insertion Sort</text:p>
          </table:table-cell>
          <table:table-cell table:style-name="Tabela1.A1" office:value-type="string">
            <text:p text:style-name="P1">10.6351478099823</text:p>
          </table:table-cell>
          <table:table-cell table:style-name="Tabela1.A1" office:value-type="string">
            <text:p text:style-name="P1">28253079</text:p>
          </table:table-cell>
        </table:table-row>
        <table:table-row>
          <table:table-cell table:style-name="Tabela1.A1" office:value-type="string">
            <text:p text:style-name="P2">Selection Sort</text:p>
          </table:table-cell>
          <table:table-cell table:style-name="Tabela1.A1" office:value-type="string">
            <text:p text:style-name="P1">11.1833870410919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Bubble Sort</text:p>
          </table:table-cell>
          <table:table-cell table:style-name="Tabela1.A1" office:value-type="string">
            <text:p text:style-name="P1">18.16794466972351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Merge Sort</text:p>
          </table:table-cell>
          <table:table-cell table:style-name="Tabela1.A1" office:value-type="string">
            <text:p text:style-name="P1">0.04019761085510254</text:p>
          </table:table-cell>
          <table:table-cell table:style-name="Tabela1.A1" office:value-type="string">
            <text:p text:style-name="P1">7885</text:p>
          </table:table-cell>
        </table:table-row>
        <table:table-row>
          <table:table-cell table:style-name="Tabela1.A1" office:value-type="string">
            <text:p text:style-name="P2">Quick Sort</text:p>
          </table:table-cell>
          <table:table-cell table:style-name="Tabela1.A1" office:value-type="string">
            <text:p text:style-name="P1">0.07854557037353516</text:p>
          </table:table-cell>
          <table:table-cell table:style-name="Tabela1.A1" office:value-type="string">
            <text:p text:style-name="Table_20_Contents">1728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2:48:45.039000000</meta:creation-date>
    <dc:date>2024-04-24T19:00:55.796000000</dc:date>
    <meta:editing-duration>PT16M13S</meta:editing-duration>
    <meta:editing-cycles>5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22" meta:word-count="44" meta:character-count="428" meta:non-whitespace-character-count="406"/>
  </office:meta>
</office:document-meta>
</file>